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05b9e"/>
    </style:style>
    <style:style style:name="P2" style:family="paragraph" style:parent-style-name="Standard">
      <style:paragraph-properties fo:text-align="center" style:justify-single-word="false"/>
      <style:text-properties fo:color="#ff3333" fo:font-size="28pt" style:text-underline-style="solid" style:text-underline-width="auto" style:text-underline-color="font-color" officeooo:rsid="00105b9e" officeooo:paragraph-rsid="00105b9e" style:font-size-asian="28pt" style:font-size-complex="28pt"/>
    </style:style>
    <style:style style:name="P3" style:family="paragraph" style:parent-style-name="Standard" style:list-style-name="L1">
      <style:text-properties officeooo:paragraph-rsid="0011823b"/>
    </style:style>
    <style:style style:name="P4" style:family="paragraph" style:parent-style-name="Standard" style:list-style-name="L1">
      <style:text-properties officeooo:paragraph-rsid="00124f6e"/>
    </style:style>
    <style:style style:name="P5" style:family="paragraph" style:parent-style-name="Standard" style:list-style-name="L1">
      <style:text-properties officeooo:paragraph-rsid="0013867f"/>
    </style:style>
    <style:style style:name="P6" style:family="paragraph" style:parent-style-name="Standard" style:list-style-name="L1">
      <style:text-properties officeooo:rsid="0011823b" officeooo:paragraph-rsid="00124f6e"/>
    </style:style>
    <style:style style:name="P7" style:family="paragraph" style:parent-style-name="Standard" style:list-style-name="L1">
      <style:text-properties officeooo:rsid="0013867f" officeooo:paragraph-rsid="0013867f"/>
    </style:style>
    <style:style style:name="P8" style:family="paragraph" style:parent-style-name="Standard">
      <style:text-properties officeooo:rsid="0013867f" officeooo:paragraph-rsid="0013867f"/>
    </style:style>
    <style:style style:name="P9" style:family="paragraph" style:parent-style-name="Standard">
      <style:text-properties officeooo:rsid="00143964" officeooo:paragraph-rsid="00143964"/>
    </style:style>
    <style:style style:name="P10" style:family="paragraph" style:parent-style-name="Standard">
      <style:text-properties officeooo:rsid="00179835" officeooo:paragraph-rsid="0019cca6"/>
    </style:style>
    <style:style style:name="P11" style:family="paragraph" style:parent-style-name="Standard">
      <style:text-properties fo:color="#000000" officeooo:rsid="001d36d4" officeooo:paragraph-rsid="001d36d4"/>
    </style:style>
    <style:style style:name="P12" style:family="paragraph" style:parent-style-name="Standard">
      <style:text-properties fo:color="#000000" officeooo:rsid="00249121" officeooo:paragraph-rsid="00249121"/>
    </style:style>
    <style:style style:name="P13" style:family="paragraph" style:parent-style-name="Standard" style:list-style-name="L1">
      <style:text-properties fo:color="#000000" officeooo:paragraph-rsid="00105b9e"/>
    </style:style>
    <style:style style:name="P14" style:family="paragraph" style:parent-style-name="Standard">
      <style:text-properties fo:color="#000000" officeooo:paragraph-rsid="00105b9e"/>
    </style:style>
    <style:style style:name="P15" style:family="paragraph" style:parent-style-name="Standard">
      <style:text-properties fo:color="#000000" officeooo:rsid="0025f675" officeooo:paragraph-rsid="0025f675"/>
    </style:style>
    <style:style style:name="P16" style:family="paragraph" style:parent-style-name="Standard">
      <style:text-properties fo:color="#000000" officeooo:rsid="002d0ab4" officeooo:paragraph-rsid="002f4577"/>
    </style:style>
    <style:style style:name="P17" style:family="paragraph" style:parent-style-name="Standard">
      <style:text-properties fo:color="#000000" officeooo:rsid="0032643b" officeooo:paragraph-rsid="0032643b"/>
    </style:style>
    <style:style style:name="P18" style:family="paragraph" style:parent-style-name="Standard">
      <style:paragraph-properties fo:text-align="start" style:justify-single-word="false"/>
      <style:text-properties fo:color="#000000" fo:font-size="13pt" style:text-underline-style="none" officeooo:rsid="003473b6" officeooo:paragraph-rsid="003473b6" style:font-size-asian="13pt" style:font-size-complex="13pt"/>
    </style:style>
    <style:style style:name="P19" style:family="paragraph" style:parent-style-name="Standard">
      <style:paragraph-properties fo:text-align="start" style:justify-single-word="false"/>
      <style:text-properties fo:color="#000000" fo:font-size="13pt" style:text-underline-style="none" officeooo:rsid="003473b6" officeooo:paragraph-rsid="00377533" style:font-size-asian="13pt" style:font-size-complex="13pt"/>
    </style:style>
    <style:style style:name="P20" style:family="paragraph" style:parent-style-name="Standard">
      <style:paragraph-properties fo:text-align="start" style:justify-single-word="false"/>
      <style:text-properties fo:color="#000000" fo:font-size="13pt" style:text-underline-style="none" officeooo:rsid="003793aa" officeooo:paragraph-rsid="003793aa" style:font-size-asian="13pt" style:font-size-complex="13pt"/>
    </style:style>
    <style:style style:name="P21" style:family="paragraph" style:parent-style-name="Standard">
      <style:text-properties officeooo:paragraph-rsid="001ee1c3"/>
    </style:style>
    <style:style style:name="P22" style:family="paragraph" style:parent-style-name="Standard">
      <style:text-properties officeooo:rsid="0025f675" officeooo:paragraph-rsid="002b2b08"/>
    </style:style>
    <style:style style:name="P23" style:family="paragraph" style:parent-style-name="Standard">
      <style:text-properties officeooo:paragraph-rsid="0025f675"/>
    </style:style>
    <style:style style:name="P24" style:family="paragraph" style:parent-style-name="Standard">
      <style:text-properties officeooo:rsid="0026c411" officeooo:paragraph-rsid="0026c411"/>
    </style:style>
    <style:style style:name="P25" style:family="paragraph" style:parent-style-name="Standard">
      <style:text-properties officeooo:rsid="00286898" officeooo:paragraph-rsid="00286898"/>
    </style:style>
    <style:style style:name="P26" style:family="paragraph" style:parent-style-name="Standard">
      <style:text-properties officeooo:rsid="002b2b08" officeooo:paragraph-rsid="002b2b08"/>
    </style:style>
    <style:style style:name="P27" style:family="paragraph" style:parent-style-name="Standard">
      <style:text-properties officeooo:rsid="002b2b08" officeooo:paragraph-rsid="002f4577"/>
    </style:style>
    <style:style style:name="P28" style:family="paragraph" style:parent-style-name="Standard">
      <style:text-properties officeooo:rsid="00318fe5" officeooo:paragraph-rsid="00318fe5"/>
    </style:style>
    <style:style style:name="P29" style:family="paragraph" style:parent-style-name="Standard">
      <style:paragraph-properties fo:text-align="start" style:justify-single-word="false"/>
      <style:text-properties fo:color="#3333ff" fo:font-size="22pt" style:text-underline-style="solid" style:text-underline-width="auto" style:text-underline-color="font-color" officeooo:rsid="00105b9e" officeooo:paragraph-rsid="00105b9e" style:font-size-asian="22pt" style:font-size-complex="22pt"/>
    </style:style>
    <style:style style:name="P30" style:family="paragraph" style:parent-style-name="Standard">
      <style:text-properties fo:color="#3333ff" fo:font-size="22pt" style:text-underline-style="solid" style:text-underline-width="auto" style:text-underline-color="font-color" officeooo:rsid="00105b9e" officeooo:paragraph-rsid="00105b9e" style:font-size-asian="22pt" style:font-size-complex="22pt"/>
    </style:style>
    <style:style style:name="P3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105b9e"/>
    </style:style>
    <style:style style:name="P3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1ee1c3"/>
    </style:style>
    <style:style style:name="P3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377533"/>
    </style:style>
    <style:style style:name="P3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color="#000000" officeooo:paragraph-rsid="00105b9e"/>
    </style:style>
    <style:style style:name="P35" style:family="paragraph" style:parent-style-name="Header">
      <style:text-properties officeooo:rsid="00105b9e" officeooo:paragraph-rsid="00105b9e"/>
    </style:style>
    <style:style style:name="T1" style:family="text">
      <style:text-properties fo:color="#cc00cc"/>
    </style:style>
    <style:style style:name="T2" style:family="text">
      <style:text-properties officeooo:rsid="0011823b"/>
    </style:style>
    <style:style style:name="T3" style:family="text">
      <style:text-properties officeooo:rsid="00124f6e"/>
    </style:style>
    <style:style style:name="T4" style:family="text">
      <style:text-properties officeooo:rsid="0013867f"/>
    </style:style>
    <style:style style:name="T5" style:family="text">
      <style:text-properties officeooo:rsid="0014d765"/>
    </style:style>
    <style:style style:name="T6" style:family="text">
      <style:text-properties officeooo:rsid="0018b23d"/>
    </style:style>
    <style:style style:name="T7" style:family="text">
      <style:text-properties fo:color="#3333ff" fo:font-size="22pt" style:text-underline-style="solid" style:text-underline-width="auto" style:text-underline-color="font-color" officeooo:rsid="00105b9e" style:font-size-asian="22pt" style:font-size-complex="22pt"/>
    </style:style>
    <text:list-style style:name="L1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te rendu TP3</text:p>
      <text:p text:style-name="P2"/>
      <text:p text:style-name="P18">Temps estimé : 1journée</text:p>
      <text:p text:style-name="P18">Temps réel : 1journée (TP non terminé)</text:p>
      <text:p text:style-name="P18"/>
      <text:p text:style-name="P20">Je n’ai pas pu joindre les fichiers sur lesquelq <text:s/>j’ai travaillé, le fichier .tar est trop volumineux...</text:p>
      <text:p text:style-name="P33"/>
      <text:p text:style-name="P19"/>
      <text:p text:style-name="P18"/>
      <text:p text:style-name="P29">Configurer le système</text:p>
      <text:p text:style-name="P1"/>
      <text:p text:style-name="P1">• <text:span text:style-name="T1">Indiquez comment vous avez procéder pour effectuer les configurations ci-dessus Donnez le « chemin » de sélection dans le menu de configuration. </text:span></text:p>
      <text:list xml:id="list3702194563958517963" text:style-name="L1">
        <text:list-item>
          <text:p text:style-name="P13"><text:span text:style-name="T2">Pour </text:span>générer un noyau pour 32 bits, <text:span text:style-name="T2">l’option était présente à l’ouverture du menu de configuration</text:span></text:p>
          <text:p text:style-name="P13"/>
        </text:list-item>
        <text:list-item>
          <text:p text:style-name="P4"><text:span text:style-name="T2">Pour </text:span>définir le suffixe <text:span text:style-name="T2">de</text:span> la version du système :</text:p>
          <text:p text:style-name="P4"><text:s/><text:bookmark-start text:name="__DdeLink__5_316860191"/><text:span text:style-name="T2">General Setup &gt;</text:span><text:bookmark-end text:name="__DdeLink__5_316860191"/><text:span text:style-name="T2"> Local version - append to kernel release </text:span></text:p>
          <text:p text:style-name="P3"/>
        </text:list-item>
        <text:list-item>
          <text:p text:style-name="P4"><text:span text:style-name="T2">Pour </text:span>activerel’option qui permet d’utiliser un initram : </text:p>
          <text:p text:style-name="P4"><text:bookmark-start text:name="__DdeLink__7_316860191"/><text:span text:style-name="T2">General Setup &gt;</text:span><text:bookmark-end text:name="__DdeLink__7_316860191"/><text:span text:style-name="T2"> Initial RAM filesystem and RAM disk (initramfs/initrd) support</text:span></text:p>
          <text:p text:style-name="P3"/>
        </text:list-item>
        <text:list-item>
          <text:p text:style-name="P6">Pour printk : </text:p>
          <text:p text:style-name="P6">General Setup &gt; Configure standard kernel features (expert users) &gt; <text:span text:style-name="T3">Enable support for printk</text:span></text:p>
          <text:p text:style-name="P6"/>
        </text:list-item>
        <text:list-item>
          <text:p text:style-name="P4"><text:span text:style-name="T3">Pour </text:span>activer le support par le noyau Linux des binaires exécutables ELF et des shell scripts : </text:p>
          <text:p text:style-name="P4"><text:span text:style-name="T3">Executable file formats / Emulations &gt; Kernel support for ELF binaries <text:s/>/ Kernel support for scripts starting with #! </text:span></text:p>
          <text:p text:style-name="P4"/>
        </text:list-item>
        <text:list-item>
          <text:p text:style-name="P5"><text:span text:style-name="T3">Pour </text:span>le support de 8250/16550 : <text:span text:style-name="T4">Device Drivers &gt; Character devices &gt; Enable TTY &gt; Serial Drivers &gt; 8250/16550 and compatible serial support</text:span></text:p>
          <text:p text:style-name="P7">Ajouter l’option Console on 8250/16550 and compatible serial port pour la console</text:p>
        </text:list-item>
      </text:list>
      <text:p text:style-name="P8"/>
      <text:p text:style-name="P1"><text:bookmark-start text:name="__DdeLink__2_316860191"/>• <text:bookmark-end text:name="__DdeLink__2_316860191"/><text:span text:style-name="T1">Où se trouve la documentation du noyau Linux dans l’arborescence que vous avez installée ?</text:span></text:p>
      <text:p text:style-name="P31"><text:bookmark-start text:name="__DdeLink__13_316860191"/></text:p>
      <text:p text:style-name="P1"><text:bookmark-end text:name="__DdeLink__13_316860191"/></text:p>
      <text:p text:style-name="P30">Compilez</text:p>
      <text:p text:style-name="P1"/>
      <text:p text:style-name="P1">• <text:span text:style-name="T1">Combien de temps a pris votre compilation (donnez des précisions sur l'environnement de génération)?</text:span> </text:p>
      <text:p text:style-name="P9"><text:soft-page-break/>La compilation a duré environ 2 minutes. <text:span text:style-name="T5">Je suis sur une machine 64 bits avec ubuntu d’installé dessus.</text:span></text:p>
      <text:p text:style-name="P1"/>
      <text:p text:style-name="P1">• <text:span text:style-name="T1">Où se trouve le fichier généré, quelle taille fait-il? Le noyau Linux est généré sous différentes formes. Trouvez les et décrivez (très brièvement) leurs formats respectifs.</text:span> </text:p>
      <text:p text:style-name="P10">Le fichier créé est arch/x86/boot/bzImage <text:span text:style-name="T6">de 832592 octets. Il existe aussi .bzImage.cmd qui est beaucoup plus petit (151 octets) .</text:span></text:p>
      <text:p text:style-name="P1"/>
      <text:p text:style-name="P1">• <text:span text:style-name="T1">Si on avait généré le noyau Linux pour notre machine de développement, que faudrait-il faire ensuite pour « installer » ce noyau et tenter de redémarrer notre machine avec notre nouveau noyau? (Donnez les quelques commandes nécessaires).</text:span> </text:p>
      <text:p text:style-name="P1"/>
      <text:p text:style-name="P1">•<text:span text:style-name="T1"> Quelles différences avez-vous trouvé entre la 4.7.7 et la version précédente ? Quelles sources d'information avez-vous utilisées ?</text:span></text:p>
      <text:p text:style-name="P31"/>
      <text:p text:style-name="P1"/>
      <text:p text:style-name="P30">QEMU</text:p>
      <text:p text:style-name="P1"/>
      <text:p text:style-name="P1">• <text:span text:style-name="T1">Quel message s’affiche à la fin de l’initialisation du système Linux ? Pourquoi ?</text:span></text:p>
      <text:p text:style-name="P11">Le message affiché est : « not syncing : No working init found. Try passing init= option to kernel. », probablement car il n’y a aucun programme à effectuer au lancement de la machine.</text:p>
      <text:p text:style-name="P31"/>
      <text:p text:style-name="P1"/>
      <text:p text:style-name="P30">Bonjour le monde! </text:p>
      <text:p text:style-name="P1"/>
      <text:p text:style-name="P1">• <text:span text:style-name="T1">Quelle différence y a-t-il entre qemu-i386 et qemu-system-i386 ? Pourquoi faut-il utiliser qemu-i386 pour « hellos » et qemu-system-i386 pour le noyau Linux ? </text:span></text:p>
      <text:p text:style-name="P12">Qemu-i386 lance une architecture i386 sur la machine et qemu-system-i386 lance l’architecture dans un autre systeme</text:p>
      <text:p text:style-name="P1"/>
      <text:p text:style-name="P1">• <text:span text:style-name="T1">Listez l'arborescence obtenue (format -l) </text:span></text:p>
      <text:p text:style-name="P1"/>
      <text:p text:style-name="P1">• <text:span text:style-name="T1">Quelle commande avez-vous utilisée pour générer votre programme « init »? Pourquoi ? </text:span></text:p>
      <text:p text:style-name="P15">gcc -Wall -Wpointer-arith -<text:bookmark-start text:name="__DdeLink__11_316860191"/>m32 hello.c -o hello_32 -static<text:bookmark-end text:name="__DdeLink__11_316860191"/></text:p>
      <text:p text:style-name="P1"/>
      <text:p text:style-name="P1">• <text:span text:style-name="T1">Pourquoi faut-il faire une édition de liens statique ? • Donnez le résultat de la commande file sur votre programme init / hello. </text:span></text:p>
      <text:p text:style-name="P15">$ file hello_32</text:p>
      <text:p text:style-name="P15">hello_32: ELF 32-bit LSB executable, Intel 80386, version 1 (GNU/Linux), statically linked, for GNU/Linux 2.6.32, BuildID[sha1]=6bae87ed65de23173586769452e5af0fb8576413, not stripped</text:p>
      <text:p text:style-name="P1"/>
      <text:p text:style-name="P23">• <text:span text:style-name="T1">Quelle est la taille de cette commande init /hello? Par quelle(s) commande(s) avez-vous trouvé cette information?</text:span> • <text:span text:style-name="T1">Quelles sont les tailles de ses segments de code et de données, sur disque et en mémoire? Par quelle(s) commande(s) avez-vous trouvé ces informations?</text:span></text:p>
      <text:p text:style-name="P1"><text:s/></text:p>
      <text:p text:style-name="P1"/>
      <text:p text:style-name="P1"><text:soft-page-break/>• <text:span text:style-name="T1">A quelle adresse en mémoire virtuelle le segment de code sera-t-il placé? Et le segment de données? Et la pile? Par quelle(s) commande(s) avez-vous trouvé ces informations ?</text:span></text:p>
      <text:p text:style-name="P34"/>
      <text:p text:style-name="P14"/>
      <text:p text:style-name="P30"/>
      <text:p text:style-name="P30">Une fois le « disque » fabriqué</text:p>
      <text:p text:style-name="P1"/>
      <text:p text:style-name="P1">• <text:span text:style-name="T1">Quelles erreurs éventuelles avez-vous rencontrées? Pourquoi? Comment avez-vous résolu ces problèmes? </text:span></text:p>
      <text:p text:style-name="P25">Il ne se passait rien au lancement, donc j’ai pris votre .config, mais je n’ai pa réussi à utiliser l’option initramfs.</text:p>
      <text:p text:style-name="P1"/>
      <text:p text:style-name="P1">• <text:span text:style-name="T1">A quoi sert l'argument « -append » de Qemu? Que peut-on passer comme valeurs à cet argument? Où trouver cette information?</text:span> </text:p>
      <text:p text:style-name="P24">-append cmdline</text:p>
      <text:p text:style-name="P24"><text:s text:c="11"/>Use cmdline as kernel command line</text:p>
      <text:p text:style-name="P24">(trouvé grace a man qemu-system-i386)</text:p>
      <text:p text:style-name="P1"/>
      <text:p text:style-name="P1">• <text:span text:style-name="T1">Que se passe-t-il quand votre programme « init » se termine après avoir affiché « Hello World! »? Pourquoi?</text:span> </text:p>
      <text:p text:style-name="P31"/>
      <text:p text:style-name="P1"/>
      <text:p text:style-name="P1"><text:span text:style-name="T7">Un peu de dynamisme!</text:span> </text:p>
      <text:p text:style-name="P1"/>
      <text:p text:style-name="P1">• <text:span text:style-name="T1">Quelle commande avez-vous utilisée pour générer votre programme « init »?</text:span> </text:p>
      <text:p text:style-name="P1"/>
      <text:p text:style-name="P1">• <text:span text:style-name="T1">Donnez le résultat de la commande file sur votre programme init / hello.</text:span> </text:p>
      <text:p text:style-name="P1">• <text:span text:style-name="T1">Quelle est la taille sur disque de cette commande init /hello? Par quelle(s) commande(s) avez-vous trouvé cette information?</text:span> </text:p>
      <text:p text:style-name="P1">• <text:span text:style-name="T1">Quelles sont les tailles de ses segments de code et de données, sur disque et en mémoire? Par quelle(s) commande(s) avez-vous trouvé ces informations?</text:span> </text:p>
      <text:p text:style-name="P16">$ gcc -Wall -Wpointer-arith -m32 hello.c -o hello_32_dyn</text:p>
      <text:p text:style-name="P16"/>
      <text:p text:style-name="P26">$ file hello_32_dyn </text:p>
      <text:p text:style-name="P26">hello_32_dyn: ELF 32-bit LSB executable, Intel 80386, version 1 (SYSV), dynamically linked, interpreter /lib/ld-linux.so.2, for GNU/Linux 2.6.32, BuildID[sha1]=d0ef32a6ada2d5b1a853e76c5e1656ac58d9d980, not stripped</text:p>
      <text:p text:style-name="P22"/>
      <text:p text:style-name="P27">$ size hello_32_dyn </text:p>
      <text:p text:style-name="P27"><text:s text:c="3"/>text<text:tab/> <text:s text:c="2"/>data<text:tab/> <text:s text:c="3"/>bss<text:tab/> <text:s text:c="3"/>dec<text:tab/> <text:s text:c="3"/>hex<text:tab/>filename</text:p>
      <text:p text:style-name="P27"><text:s text:c="3"/>1202<text:tab/> <text:s text:c="3"/>280<text:tab/> <text:s text:c="5"/>4<text:tab/> <text:s text:c="2"/>1486<text:tab/> <text:s text:c="3"/>5ce<text:tab/>hello_32_dyn</text:p>
      <text:p text:style-name="P1"/>
      <text:p text:style-name="P1">• <text:span text:style-name="T1">Donnez le résultat de la commande ldd. </text:span></text:p>
      <text:p text:style-name="P28">$ ldd hello_32_dyn </text:p>
      <text:p text:style-name="P28"><text:tab/>linux-gate.so.1 =&gt; <text:s/>(0xf7716000)</text:p>
      <text:p text:style-name="P28"><text:tab/>libc.so.6 =&gt; /lib32/libc.so.6 (0xf7542000)</text:p>
      <text:p text:style-name="P28"><text:soft-page-break/><text:tab/>/lib/ld-linux.so.2 (0x56617000)</text:p>
      <text:p text:style-name="P28"/>
      <text:p text:style-name="P1">• <text:span text:style-name="T1">Indiquez quelles bibliothèques vous avez copié dans votre arborescence root.</text:span></text:p>
      <text:p text:style-name="P31"><text:bookmark-start text:name="__DdeLink__9_316860191"/></text:p>
      <text:p text:style-name="P1"><text:bookmark-end text:name="__DdeLink__9_316860191"/></text:p>
      <text:p text:style-name="P30"/>
      <text:p text:style-name="P30">Une petite compilation croisée</text:p>
      <text:p text:style-name="P1"/>
      <text:p text:style-name="P1">• <text:span text:style-name="T1">Qu’affiche la commande file ./hell_arm ?</text:span> </text:p>
      <text:p text:style-name="P1"/>
      <text:p text:style-name="P1">• <text:span text:style-name="T1">Pourquoi -static à la compilation pour cette compilation croisée pour ARM ?</text:span> </text:p>
      <text:p text:style-name="P1"/>
      <text:p text:style-name="P1">• <text:span text:style-name="T1">Que se passe-t-il lors de la première tentative d’exécution ?</text:span> </text:p>
      <text:p text:style-name="P1"/>
      <text:p text:style-name="P1">• <text:span text:style-name="T1">Pourquoi la dernière exécution ./hello_arm se comporte-t-elle différemment de la première ?</text:span> </text:p>
      <text:p text:style-name="P1"/>
      <text:p text:style-name="P1">• <text:span text:style-name="T1">Incluez un appel à pause dans votre hello.c, recompilez et invoquez la commande ps (manuellement) quand ./hello_arm est coincé dans le pause. Donnez le résultat dans votre compterendu</text:span></text:p>
      <text:p text:style-name="P1"><text:span text:style-name="T1"/></text:p>
      <text:p text:style-name="P1"><text:span text:style-name="T1"/></text:p>
      <text:p text:style-name="P32"/>
      <text:p text:style-name="P21"><text:span text:style-name="T1"/></text:p>
      <text:p text:style-name="P30">BusyBox</text:p>
      <text:p text:style-name="P1"><text:span text:style-name="T1"><text:s/></text:span></text:p>
      <text:p text:style-name="P21"><text:span text:style-name="T1">• Avez-vous rencontré des problèmes? Comment les avez-vous résolus? </text:span></text:p>
      <text:p text:style-name="P17">Je n’ai pas réussi à utiliser Busybox</text:p>
      <text:p text:style-name="P21"><text:span text:style-name="T1"/></text:p>
      <text:p text:style-name="P21"><text:span text:style-name="T1">• Quelle séquence de commandes avez-vous essayé sur votre machine QEMU? </text:span></text:p>
      <text:p text:style-name="P21"><text:span text:style-name="T1"/></text:p>
      <text:p text:style-name="P21"><text:span text:style-name="T1">• Quelle taille fait votre fichier binaire exécutable BusyBox? Quelle est la taille de sa section de code? La taille de sa section de données, sur disque, en mémoire? </text:span></text:p>
      <text:p text:style-name="P21"><text:span text:style-name="T1"/></text:p>
      <text:p text:style-name="P21"><text:span text:style-name="T1">• Pourriez-vous configurer busybox de manière à ce que cette commande ait une taille plus réduite que le /bin/bash de votre machine de développement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5b9e" officeooo:paragraph-rsid="00105b9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arc-Henri Kasses</text:p>
        <text:p text:style-name="MP1">M2 MIC <text:s text:c="138"/>TP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7:30:36.703955531</meta:creation-date>
    <dc:date>2017-11-03T00:13:19.178382701</dc:date>
    <meta:editing-duration>PT4H50M50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4" meta:paragraph-count="85" meta:word-count="1017" meta:character-count="6611" meta:non-whitespace-character-count="5459"/>
  </office:meta>
</office:document-meta>
</file>